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2" style:family="paragraph" style:parent-style-name="Text_20_body">
      <style:text-properties style:font-name="TiMES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755f1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43aa2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755f1" officeooo:paragraph-rsid="001755f1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755f1" officeooo:paragraph-rsid="00178156" style:font-size-asian="12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937f4" officeooo:paragraph-rsid="001937f4" style:font-size-asian="12pt" style:font-size-complex="12pt"/>
    </style:style>
    <style:style style:name="P9" style:family="paragraph" style:parent-style-name="Preformatted_20_Text">
      <style:paragraph-properties fo:line-height="150%" fo:text-align="start" style:justify-single-word="false"/>
      <style:text-properties style:font-name="TiMES" fo:font-size="12pt" officeooo:rsid="001937f4" officeooo:paragraph-rsid="001937f4" style:font-size-asian="12pt" style:font-size-complex="12pt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b1523" officeooo:paragraph-rsid="001b1523" style:font-size-asian="12pt" style:font-size-complex="12pt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font-name="TiMES" officeooo:paragraph-rsid="001b1523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TiMES" officeooo:rsid="001b1523" officeooo:paragraph-rsid="001b1523"/>
    </style:style>
    <style:style style:name="T1" style:family="text">
      <style:text-properties officeooo:rsid="00143aa2"/>
    </style:style>
    <style:style style:name="T2" style:family="text">
      <style:text-properties officeooo:rsid="00149e38"/>
    </style:style>
    <style:style style:name="T3" style:family="text">
      <style:text-properties officeooo:rsid="001755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78156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font-name="Times" fo:font-size="12pt" officeooo:rsid="001b1523" style:font-size-asian="12pt" style:font-size-complex="12pt"/>
    </style:style>
    <style:style style:name="T9" style:family="text">
      <style:text-properties officeooo:rsid="001a22a0"/>
    </style:style>
    <style:style style:name="T10" style:family="text">
      <style:text-properties officeooo:rsid="001b152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b1523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- Projeto de Pesquisa de EDA – Parte <text:span text:style-name="T1">2</text:span></text:p>
      <text:p text:style-name="P3"/>
      <text:p text:style-name="P3">Alunos:</text:p>
      <text:p text:style-name="P3"/>
      <text:p text:style-name="P3">-João Lucas Sousa Reis <text:s text:c="3"/>/160009758</text:p>
      <text:p text:style-name="P3">-João Vítor Morandi Lemos /160010195</text:p>
      <text:p text:style-name="P3">-Luciano dos Santos Silva /160013321</text:p>
      <text:p text:style-name="P3"/>
      <text:p text:style-name="P3">Professor: Fernando W<text:span text:style-name="T1">illian</text:span> Cruz</text:p>
      <text:p text:style-name="P3">Disciplina: Estrutura de Dados e Algoritmos</text:p>
      <text:p text:style-name="P3"/>
      <text:p text:style-name="P3">I) Objetivos do projeto</text:p>
      <text:p text:style-name="P3"/>
      <text:p text:style-name="P3">O <text:span text:style-name="T1">Segundo</text:span> Projeto de pesquisa da disciplina de Estruturas de Dados e Algoritmos da FGA(Faculdade do Gama)-UNB foi <text:span text:style-name="T1">fazer um comparador de desempenho de estruturas de dados.</text:span></text:p>
      <text:p text:style-name="P4">O programa deve verificar e analisar textos em linguagem natural e destacar erros de ortografia. Como uma espécie de dicionário, o programa de<text:span text:style-name="T2">ve</text:span> encontrar se uma palavra está errada ou não, bastaria verificar se a palavra existe ou não no dicionário. Computacionalmente, o problema de verificar ortografia pode ser custoso, uma vez que existem milhares de palavras em um idioma e, </text:p>
      <text:p text:style-name="P4">para um texto com 100 palavras, são necessárias até 100 consultas no dicionário.</text:p>
      <text:p text:style-name="P6">O requisito mínimo desse projeto é a implementação das 4 funções citadas usando árvores e hash</text:p>
      <text:p text:style-name="P6">tables. Nesse caso, os alunos devem gerar duas versões do corretor ortográfico, uma utilizando o <text:span text:style-name="T4">hashtable </text:span>e outra <text:span text:style-name="T5">AVL. </text:span>Após implementar as versões AVL e hash table, os alunos devem realizar testes e anotar as estatísticas de execução.</text:p>
      <text:p text:style-name="P5">Neste projeto, é solicitado que os alunos investiguem o uso de estruturas de dados para construção</text:p>
      <text:p text:style-name="P5">de corretores ortográficos com o objetivo de entender como elas influenciam na</text:p>
      <text:p text:style-name="P5">eficiência/desempenho do programa.</text:p>
      <text:p text:style-name="P5"/>
      <text:p text:style-name="P5"/>
      <text:p text:style-name="P3">II) Diário de atividades</text:p>
      <text:p text:style-name="P3"/>
      <text:p text:style-name="P3">Seção 1: João Vítor Morandi Lemos</text:p>
      <text:p text:style-name="P3"/>
      <text:p text:style-name="P3">07/10/2017</text:p>
      <text:p text:style-name="P3"><text:soft-page-break/>-Início do projeto: foi criado um repositório no github onde nossos arquivos, tanto os códigos quanto os relatórios estarão armazenados. </text:p>
      <text:p text:style-name="P3">-Foi iniciada a criação de uma lista encadeada circular.</text:p>
      <text:p text:style-name="P3">-Tive que estudar as apostilas do moodle para conseguir criá-la. </text:p>
      <text:p text:style-name="P3">-Iniciada a criação dos processos requisitados no projeto.</text:p>
      <text:p text:style-name="P3"/>
      <text:p text:style-name="P3">11/10/2017</text:p>
      <text:p text:style-name="P3"/>
      <text:p text:style-name="P3">–Criação e formatação do relatório. </text:p>
      <text:p text:style-name="P3">-O código criado até então se mostrou insuficiente para resolver alguns requisitos, foi necessário que o código fosse completamente refeito.</text:p>
      <text:p text:style-name="P3"/>
      <text:p text:style-name="P3">Entre 11/10/2017 e 12/10/2017</text:p>
      <text:p text:style-name="P3"/>
      <text:p text:style-name="P3">–Criação de um menu para melhor interação com o usuário.</text:p>
      <text:p text:style-name="P3">-Criação da função de inserção de um processo.</text:p>
      <text:p text:style-name="P3">-A remoção a partir do tempo foi criada e testada.</text:p>
      <text:p text:style-name="P3">-Os processos não mais se sobrepõem a outros processos em andamento, apenas ocupam áreas vazias, e não havendo espaços vazios, mostra-se uma mensagem de erro ao executar o processo.</text:p>
      <text:p text:style-name="P3"/>
      <text:p text:style-name="P3">12/10/2017</text:p>
      <text:p text:style-name="P3"/>
      <text:p text:style-name="P3">–Aprimoramentos no código.</text:p>
      <text:p text:style-name="P3">-Adicionando informações ao usuário, como espaço de memória disponível, entre outros.</text:p>
      <text:p text:style-name="P3">-Revisão dos comentários e da identação do código.</text:p>
      <text:p text:style-name="P3">-Revisão do estado final do relatório.</text:p>
      <text:p text:style-name="P3"/>
      <text:p text:style-name="P3"/>
      <text:p text:style-name="P3">Seção 2: João Lucas Sousa Reis</text:p>
      <text:p text:style-name="P3"/>
      <text:p text:style-name="P3"><text:span text:style-name="T3">25</text:span>/1<text:span text:style-name="T3">1</text:span>/2017 </text:p>
      <text:p text:style-name="P3">-Pesquisas para conhecimento do trabalho e criação de alguns códigos para testes de estudo.</text:p>
      <text:p text:style-name="P3"/>
      <text:p text:style-name="P7">2<text:span text:style-name="T6">6</text:span>/11/2017 <text:span text:style-name="T6">e </text:span>2<text:span text:style-name="T6">7</text:span>/11/2017</text:p>
      <text:p text:style-name="P7">- Criação da<text:span text:style-name="T6">s quatro </text:span>funçõ<text:span text:style-name="T6">es do exercício utilizando</text:span> árvore AVL</text:p>
      <text:p text:style-name="P3"><text:soft-page-break/><text:span text:style-name="T3">29</text:span>/10/2017 </text:p>
      <text:p text:style-name="P3">-Criação e Formatação do relatório <text:span text:style-name="T3">e de slides para apresentação</text:span></text:p>
      <text:p text:style-name="P3"/>
      <text:p text:style-name="P3">Seção 3: Luciano dos Santos</text:p>
      <text:p text:style-name="P3"/>
      <text:p text:style-name="P3">III) Código identado e documentado</text:p>
      <text:p text:style-name="P8">Com Árvore AVL, <text:span text:style-name="T9">criamos funções necessárias para fazer a árvore em si, funções como a altura da árvore, implemetação da árvore e subárvores e funções para girar e equilibrar a árvore. Abaixo</text:span>:</text:p>
      <text:p text:style-name="P8"/>
      <text:section text:style-name="Sect1" text:name="Seção2">
        <text:p text:style-name="P9">struct Node{</text:p>
        <text:section text:style-name="Sect1" text:name="Seção1">
          <text:p text:style-name="P9"><text:s text:c="4"/>char palavra[TAM_MAX];</text:p>
          <text:p text:style-name="P9"><text:s text:c="4"/>struct Node *left;</text:p>
          <text:p text:style-name="P9"><text:s text:c="4"/>struct Node *right;</text:p>
          <text:p text:style-name="P9"><text:s text:c="4"/>int height;</text:p>
          <text:p text:style-name="P9">};</text:p>
          <text:p text:style-name="P9"/>
          <text:p text:style-name="P9">// Uma função para obter o máximo de dois inteiros</text:p>
          <text:p text:style-name="P9">int max(int a, int b);</text:p>
          <text:p text:style-name="P9"/>
          <text:p text:style-name="P9">// Função para obter a altura da arvore</text:p>
          <text:p text:style-name="P9">int height(struct Node *N)</text:p>
          <text:p text:style-name="P9">{</text:p>
          <text:p text:style-name="P9"><text:s text:c="4"/>if (N == NULL)</text:p>
          <text:p text:style-name="P9"><text:s text:c="8"/>return 0;</text:p>
          <text:p text:style-name="P9"><text:s text:c="4"/>return N-&gt;height;</text:p>
          <text:p text:style-name="P9">}</text:p>
          <text:p text:style-name="P9"/>
          <text:p text:style-name="P9">// Uma função para obter o máximo de dois inteiros</text:p>
          <text:p text:style-name="P9">int max(int a, int b)</text:p>
          <text:p text:style-name="P9">{</text:p>
          <text:p text:style-name="P9"><text:s text:c="4"/>return (a &gt; b)? a : b;</text:p>
          <text:p text:style-name="P9">}</text:p>
          <text:p text:style-name="P9"/>
          <text:p text:style-name="P9">// Função que aloca um novo nó com a chave dada</text:p>
          <text:p text:style-name="P9">struct Node* newNode(char *palavra)</text:p>
          <text:p text:style-name="P9">{</text:p>
          <text:p text:style-name="P9"><text:s text:c="4"/>struct Node* node = (struct Node*)</text:p>
          <text:p text:style-name="P9"><text:s text:c="24"/>malloc(sizeof(struct Node));</text:p>
          <text:p text:style-name="P9"><text:s text:c="4"/>strcpy(node-&gt;palavra,palavra);</text:p>
          <text:p text:style-name="P9"><text:s text:c="4"/>node-&gt;left <text:s text:c="2"/>= NULL;</text:p>
          <text:p text:style-name="P9"><text:s text:c="4"/>node-&gt;right <text:s/>= NULL;</text:p>
          <text:p text:style-name="P9"><text:s text:c="4"/>node-&gt;height = 1;</text:p>
          <text:p text:style-name="P9"><text:s text:c="4"/>return(node);</text:p>
          <text:p text:style-name="P9">}</text:p>
          <text:p text:style-name="P9"/>
          <text:p text:style-name="P9">// função para girar corretamente a subárvore da raiz y</text:p>
          <text:p text:style-name="P9">struct Node *rightRotate(struct Node *y)</text:p>
          <text:p text:style-name="P9">{</text:p>
          <text:p text:style-name="P9"><text:s text:c="4"/>struct Node *x = y-&gt;left;</text:p>
          <text:p text:style-name="P9"><text:s text:c="4"/>struct Node *T2 = x-&gt;right;</text:p>
          <text:p text:style-name="P9"/>
          <text:p text:style-name="P9"><text:s text:c="4"/>x-&gt;right = y;</text:p>
          <text:p text:style-name="P9"><text:s text:c="4"/>y-&gt;left = T2;</text:p>
          <text:p text:style-name="P9"/>
          <text:p text:style-name="P9"><text:s text:c="4"/>y-&gt;height = max(height(y-&gt;left), height(y-&gt;right))+1;</text:p>
          <text:p text:style-name="P9"><text:soft-page-break/><text:s text:c="4"/>x-&gt;height = max(height(x-&gt;left), height(x-&gt;right))+1;</text:p>
          <text:p text:style-name="P9"/>
          <text:p text:style-name="P9"><text:s text:c="4"/>return x;</text:p>
          <text:p text:style-name="P9">}</text:p>
          <text:p text:style-name="P9"/>
          <text:p text:style-name="P9">// função para girar corretamente a subárvore da raiz x</text:p>
          <text:p text:style-name="P9">struct Node *leftRotate(struct Node *x)</text:p>
          <text:p text:style-name="P9">{</text:p>
          <text:p text:style-name="P9"><text:s text:c="4"/>struct Node *y = x-&gt;right;</text:p>
          <text:p text:style-name="P9"><text:s text:c="4"/>struct Node *T2 = y-&gt;left;</text:p>
          <text:p text:style-name="P9"/>
          <text:p text:style-name="P9"><text:s text:c="4"/>y-&gt;left = x;</text:p>
          <text:p text:style-name="P9"><text:s text:c="4"/>x-&gt;right = T2;</text:p>
          <text:p text:style-name="P9"/>
          <text:p text:style-name="P9"><text:s text:c="4"/>x-&gt;height = max(height(x-&gt;left), height(x-&gt;right))+1;</text:p>
          <text:p text:style-name="P9"><text:s text:c="4"/>y-&gt;height = max(height(y-&gt;left), height(y-&gt;right))+1;</text:p>
          <text:p text:style-name="P9"/>
          <text:p text:style-name="P9"><text:s text:c="4"/>return y;</text:p>
          <text:p text:style-name="P9">}</text:p>
          <text:p text:style-name="P9"/>
          <text:p text:style-name="P9">// Fator de equilíbrio do nó N</text:p>
          <text:p text:style-name="P9">int getBalance(struct Node *N)</text:p>
          <text:p text:style-name="P9">{</text:p>
          <text:p text:style-name="P9"><text:s text:c="4"/>if (N == NULL)</text:p>
          <text:p text:style-name="P9"><text:s text:c="8"/>return 0;</text:p>
          <text:p text:style-name="P9"><text:s text:c="4"/>return height(N-&gt;left) - height(N-&gt;right);</text:p>
          <text:p text:style-name="P9">}</text:p>
          <text:p text:style-name="P9"/>
          <text:p text:style-name="P9">// Função recursiva para inserir a chave na subárvore com nó e retornar uma nova raiz da subárvore.</text:p>
          <text:p text:style-name="P9">struct Node* insert(struct Node* node, char *palavra){</text:p>
          <text:p text:style-name="P9"/>
          <text:p text:style-name="P9"><text:s text:c="4"/>if (node == NULL)</text:p>
          <text:p text:style-name="P9"><text:s text:c="8"/>return(newNode(palavra));</text:p>
          <text:p text:style-name="P9"/>
          <text:p text:style-name="P9"><text:s text:c="4"/>if (strcmp(palavra, node-&gt;palavra) &lt; 0)</text:p>
          <text:p text:style-name="P9"><text:s text:c="8"/>node-&gt;left <text:s/>= insert(node-&gt;left, palavra);</text:p>
          <text:p text:style-name="P9"><text:s text:c="4"/>else if (strcmp(palavra, node-&gt;palavra) &gt; 0)</text:p>
          <text:p text:style-name="P9"><text:s text:c="8"/>node-&gt;right = insert(node-&gt;right, palavra);</text:p>
          <text:p text:style-name="P9"><text:s text:c="4"/>else </text:p>
          <text:p text:style-name="P9"><text:s text:c="8"/>return node;</text:p>
          <text:p text:style-name="P9"/>
          <text:p text:style-name="P9"><text:s text:c="4"/>node-&gt;height = 1 + max(height(node-&gt;left),</text:p>
          <text:p text:style-name="P9"><text:s text:c="27"/>height(node-&gt;right));</text:p>
          <text:p text:style-name="P9"/>
          <text:p text:style-name="P9"><text:s text:c="4"/>int balance = getBalance(node);</text:p>
          <text:p text:style-name="P9"/>
          <text:p text:style-name="P9"><text:s text:c="4"/>if (balance &gt; 1 &amp;&amp; strcmp(palavra, node-&gt;left-&gt;palavra) &lt; 0)</text:p>
          <text:p text:style-name="P9"><text:s text:c="8"/>return rightRotate(node);</text:p>
          <text:p text:style-name="P9"/>
          <text:p text:style-name="P9"><text:s text:c="4"/>if (balance &lt; -1 &amp;&amp; strcmp(palavra, node-&gt;right-&gt;palavra) &gt; 0)</text:p>
          <text:p text:style-name="P9"><text:s text:c="8"/>return leftRotate(node);</text:p>
          <text:p text:style-name="P9"/>
          <text:p text:style-name="P9"><text:s text:c="4"/>if (balance &gt; 1 &amp;&amp; strcmp(palavra, node-&gt;left-&gt;palavra) &gt; 0)</text:p>
          <text:p text:style-name="P9"><text:s text:c="4"/>{</text:p>
          <text:p text:style-name="P9"><text:s text:c="8"/>node-&gt;left = <text:s/>leftRotate(node-&gt;left);</text:p>
          <text:p text:style-name="P9"><text:s text:c="8"/>return rightRotate(node);</text:p>
          <text:p text:style-name="P9"><text:s text:c="4"/>}</text:p>
          <text:p text:style-name="P9"/>
          <text:p text:style-name="P9"><text:s text:c="4"/>if (balance &lt; -1 &amp;&amp; strcmp(palavra, node-&gt;right-&gt;palavra) &lt; 0)</text:p>
          <text:p text:style-name="P9"><text:soft-page-break/><text:s text:c="4"/>{</text:p>
          <text:p text:style-name="P9"><text:s text:c="8"/>node-&gt;right = rightRotate(node-&gt;right);</text:p>
          <text:p text:style-name="P9"><text:s text:c="8"/>return leftRotate(node);</text:p>
          <text:p text:style-name="P9"><text:s text:c="4"/>}</text:p>
          <text:p text:style-name="P9"/>
          <text:p text:style-name="P9"><text:s text:c="4"/>return node;</text:p>
          <text:p text:style-name="P9">}</text:p>
          <text:p text:style-name="P9"/>
          <text:p text:style-name="P9">int tem_nada(struct Node *t){</text:p>
          <text:p text:style-name="P9"><text:s text:c="2"/>return t==NULL;</text:p>
          <text:p text:style-name="P9">}</text:p>
          <text:p text:style-name="P9"/>
          <text:p text:style-name="P9"/>
          <text:p text:style-name="P9">struct Node *motosserra(struct Node *no){</text:p>
          <text:p text:style-name="P9"><text:s text:c="2"/>if(!tem_nada(no)){</text:p>
          <text:p text:style-name="P9"><text:s text:c="4"/>motosserra(no-&gt;left);</text:p>
          <text:p text:style-name="P9"><text:s text:c="4"/>motosserra(no-&gt;right);</text:p>
          <text:p text:style-name="P9"><text:s text:c="4"/>free(no);</text:p>
          <text:p text:style-name="P9"><text:s text:c="2"/>}</text:p>
          <text:p text:style-name="P9"><text:s text:c="2"/>return NULL;</text:p>
          <text:p text:style-name="P9">}</text:p>
          <text:p text:style-name="P9"/>
          <text:p text:style-name="P9"/>
        </text:section>
      </text:section>
      <text:p text:style-name="P10">O segundo código abaixo é a implementação do hash table nas funções que foram pedidas do professor, o código identado e comprimido abaixo mostra tais propriedades.</text:p>
      <text:p text:style-name="P10"/>
      <text:section text:style-name="Sect1" text:name="Seção3">
        <text:p text:style-name="P11"><text:span text:style-name="T12">unsigned long long int hashtable[MAX];</text:span></text:p>
        <text:p text:style-name="P12"><text:span text:style-name="T11">int top=0;</text:span></text:p>
        <text:p text:style-name="P12"><text:span text:style-name="T12"/></text:p>
        <text:p text:style-name="P12"><text:span text:style-name="T11">int hash(const char *palavra){</text:span></text:p>
        <text:p text:style-name="P12"><text:span text:style-name="T11"><text:tab/><text:tab/>int i,h = palavra[0];</text:span></text:p>
        <text:p text:style-name="P12"><text:span text:style-name="T11"><text:tab/><text:tab/>for(i=1;palavra[i]!='\0';i++){</text:span></text:p>
        <text:p text:style-name="P12"><text:span text:style-name="T11"><text:tab/><text:tab/><text:tab/>h = (h * 251 + palavra[i])%5000000;</text:span></text:p>
        <text:p text:style-name="P12"><text:span text:style-name="T11"><text:tab/><text:tab/>}</text:span></text:p>
        <text:p text:style-name="P12"><text:span text:style-name="T11"><text:tab/><text:tab/>return h;</text:span></text:p>
        <text:p text:style-name="P12"><text:span text:style-name="T11"><text:tab/>}</text:span></text:p>
        <text:p text:style-name="P12"><text:span text:style-name="T11">bool conferePalavra(const char *palavra) {</text:span></text:p>
        <text:p text:style-name="P12"><text:span text:style-name="T11"><text:s text:c="4"/>if(hashtable[hash(palavra)%10000000]== 1){</text:span></text:p>
        <text:p text:style-name="P12"><text:span text:style-name="T11"><text:s text:c="6"/>return true;</text:span></text:p>
        <text:p text:style-name="P12"><text:span text:style-name="T11"><text:s text:c="4"/>}</text:span></text:p>
        <text:p text:style-name="P12"><text:span text:style-name="T11"><text:s text:c="4"/>else{</text:span></text:p>
        <text:p text:style-name="P12"><text:span text:style-name="T11"><text:s text:c="4"/>return false;</text:span></text:p>
        <text:p text:style-name="P12"><text:span text:style-name="T11"><text:s text:c="2"/>}</text:span></text:p>
        <text:p text:style-name="P12"><text:span text:style-name="T11">}</text:span></text:p>
        <text:p text:style-name="P12"><text:span text:style-name="T11"/></text:p>
        <text:p text:style-name="P12"><text:span text:style-name="T11">bool carregaDicionario(const char *dicionario) {</text:span></text:p>
        <text:p text:style-name="P12"><text:span text:style-name="T11"><text:s text:c="2"/>if(dicionario!=NULL){</text:span></text:p>
        <text:p text:style-name="P12"><text:span text:style-name="T11"><text:s text:c="4"/>int indice=0,c,i=0;</text:span></text:p>
        <text:p text:style-name="P12"><text:span text:style-name="T11"><text:s text:c="4"/>char palavra[TAM_MAX+1];</text:span></text:p>
        <text:p text:style-name="P12"><text:span text:style-name="T11"><text:s text:c="4"/>FILE *fd;</text:span></text:p>
        <text:p text:style-name="P12"><text:span text:style-name="T11"><text:s text:c="4"/>fd = fopen(dicionario,"r");</text:span></text:p>
        <text:p text:style-name="P12"><text:span text:style-name="T11"><text:s text:c="4"/>for (c = fgetc(fd); c != EOF; c = fgetc(fd)) {</text:span></text:p>
        <text:p text:style-name="P12"><text:span text:style-name="T11"><text:s text:c="8"/>if (isalpha(c) || (c == '\'' &amp;&amp; indice &gt; 0)) {</text:span></text:p>
        <text:p text:style-name="P12"><text:span text:style-name="T11"><text:s text:c="11"/>palavra[indice] = c;</text:span></text:p>
        <text:p text:style-name="P12"><text:span text:style-name="T11"><text:s text:c="11"/>indice++;</text:span></text:p>
        <text:p text:style-name="P12"><text:span text:style-name="T11"><text:s text:c="11"/>if (indice &gt; TAM_MAX) {</text:span></text:p>
        <text:p text:style-name="P12"><text:span text:style-name="T11"><text:s text:c="2"/>while ((c = fgetc(fd)) != EOF &amp;&amp; isalpha(c));</text:span></text:p>
        <text:p text:style-name="P12"><text:span text:style-name="T11"><text:s text:c="15"/>indice = 0;</text:span></text:p>
        <text:p text:style-name="P12"><text:span text:style-name="T11"><text:s text:c="11"/>}</text:span></text:p>
        <text:p text:style-name="P12"><text:span text:style-name="T11"><text:s text:c="8"/>} </text:span></text:p>
        <text:p text:style-name="P12"><text:span text:style-name="T11"><text:s text:c="7"/>else if (isdigit(c)) {</text:span></text:p>
        <text:p text:style-name="P12"><text:span text:style-name="T11"><text:s text:c="11"/>while ((c = fgetc(fd)) != EOF &amp;&amp; isalnum(c));</text:span></text:p>
        <text:p text:style-name="P12"><text:span text:style-name="T11"><text:s text:c="12"/>indice = 0;</text:span></text:p>
        <text:p text:style-name="P12"><text:span text:style-name="T11"><text:s text:c="7"/>} /</text:span></text:p>
        <text:p text:style-name="P12"><text:soft-page-break/><text:span text:style-name="T11">else if (indice &gt; 0) { /* termina a palavra corrente </text:span></text:p>
        <text:p text:style-name="P12"><text:span text:style-name="T11"><text:s text:c="12"/>palavra[indice] = '\0';</text:span></text:p>
        <text:p text:style-name="P12"><text:span text:style-name="T11"><text:s text:c="12"/>hashtable[hash(palavra)%10000000]=1;</text:span></text:p>
        <text:p text:style-name="P12"><text:span text:style-name="T11"><text:s text:c="12"/>top++;</text:span></text:p>
        <text:p text:style-name="P12"><text:span text:style-name="T11"><text:s text:c="12"/>i++;</text:span></text:p>
        <text:p text:style-name="P12"><text:span text:style-name="T11"><text:s text:c="12"/>indice = 0;</text:span></text:p>
        <text:p text:style-name="P12"><text:span text:style-name="T11"><text:s text:c="8"/>}</text:span></text:p>
        <text:p text:style-name="P12"><text:span text:style-name="T11"><text:s text:c="4"/>} </text:span></text:p>
        <text:p text:style-name="P12"><text:span text:style-name="T11"><text:s text:c="4"/>fclose(fd);</text:span></text:p>
        <text:p text:style-name="P12"><text:span text:style-name="T11"><text:s text:c="4"/>return true;</text:span></text:p>
        <text:p text:style-name="P12"><text:span text:style-name="T11"><text:s text:c="2"/>}</text:span></text:p>
        <text:p text:style-name="P12"><text:span text:style-name="T11"><text:s text:c="4"/>else{</text:span></text:p>
        <text:p text:style-name="P12"><text:span text:style-name="T11"><text:s text:c="6"/>return false;</text:span></text:p>
        <text:p text:style-name="P12"><text:span text:style-name="T11"><text:s text:c="4"/>}</text:span></text:p>
        <text:p text:style-name="P12"><text:span text:style-name="T11"><text:tab/>} </text:span></text:p>
        <text:p text:style-name="P12"><text:span text:style-name="T11">unsigned int contaPalavrasDic(void) {</text:span></text:p>
        <text:p text:style-name="P12"><text:span text:style-name="T11"><text:s text:c="2"/>int cont =0;</text:span></text:p>
        <text:p text:style-name="P12"><text:span text:style-name="T11"><text:s text:c="4"/>for(int i=0;i&lt;top;i++){</text:span></text:p>
        <text:p text:style-name="P12"><text:span text:style-name="T11"><text:s text:c="6"/>cont++;</text:span></text:p>
        <text:p text:style-name="P12"><text:span text:style-name="T11"><text:s text:c="4"/>}</text:span></text:p>
        <text:p text:style-name="P12"><text:span text:style-name="T11"><text:s text:c="4"/>return cont;</text:span></text:p>
        <text:p text:style-name="P12"><text:span text:style-name="T11">} </text:span></text:p>
        <text:p text:style-name="P12"><text:span text:style-name="T11"/></text:p>
        <text:p text:style-name="P12"><text:span text:style-name="T11">bool descarregaDicionario(void) {</text:span></text:p>
        <text:p text:style-name="P12"><text:span text:style-name="T11"><text:s text:c="2"/>for(int i=0;i&lt;top;i++){</text:span></text:p>
        <text:p text:style-name="P12"><text:span text:style-name="T11"><text:s text:c="4"/>hashtable[i]= 0;</text:span></text:p>
        <text:p text:style-name="P12"><text:span text:style-name="T11"><text:s text:c="2"/>}</text:span></text:p>
        <text:p text:style-name="P12"><text:span text:style-name="T11"><text:s text:c="4"/>return true;</text:span></text:p>
        <text:p text:style-name="P12"><text:span text:style-name="T11">}</text:span></text:p>
      </text:section>
      <text:p text:style-name="P2"/>
      <text:p text:style-name="P3">IV) Análise</text:p>
      <text:p text:style-name="P3"/>
      <text:p text:style-name="P3">Grau de falhas: </text:p>
      <text:p text:style-name="P3"/>
      <text:p text:style-name="P3"/>
      <text:p text:style-name="P3">Limitação da solução: </text:p>
      <text:p text:style-name="P3"/>
      <text:p text:style-name="P3"/>
      <text:p text:style-name="P3">Melhorias possíveis:</text:p>
      <text:p text:style-name="P3"/>
      <text:p text:style-name="P3">V) Opinião pessoal</text:p>
      <text:p text:style-name="P3"/>
      <text:p text:style-name="P3">Seção 1 – João Vítor Morandi Lemos</text:p>
      <text:p text:style-name="P3"/>
      <text:p text:style-name="P3"><text:tab/>Na opinião, esse projeto é muito importante para colocar em prática os conhecimentos adquiridos em sala de aula sobre listas circulares, pilhas e filas.</text:p>
      <text:p text:style-name="P3">Além disso, trabalhar com a memória em sistemas operacionais abre espaço para mais um conhecimento extra muito útil para o resto do curso e também para a vida profissional.</text:p>
      <text:p text:style-name="P3"/>
      <text:p text:style-name="P3"><text:soft-page-break/>Seção 2 – João Lucas Sousa Reis</text:p>
      <text:p text:style-name="P3"/>
      <text:p text:style-name="P3"><text:tab/>A prática do exercício trouxe um trabalho em equipe focado em ajuda de todo grupo e na ajuda de discussões para futuros projetos de equipe. <text:span text:style-name="T10">Tal trabalho mostra quem somos e como iremos conviver em outras disciplinas da Universida.</text:span> O projeto proporcionou <text:span text:style-name="T10">novamente um </text:span><text:s/>desafio para o grupo, <text:span text:style-name="T10">um</text:span> desafio <text:span text:style-name="T10">com estresses, brigas e discussões, mas o que se torna normal em grupos de trabalho de qualquer disciplina. O trabalho tornou possível ver o grau de companherismo dos membros e que futuramente, o que esperamos, estejamos rindo de situação como foi esse trabalho. </text:span></text:p>
      <text:p text:style-name="P3"/>
      <text:p text:style-name="P3">Seção 3 – Luciano dos Santos Silva</text:p>
      <text:p text:style-name="P3"/>
      <text:p text:style-name="P3"><text:tab/>O projeto não somente exigiu que se mostre o que foi ensinado em sala de aula como também aprender a abstrair para que se possar a chegar em soluções do dia-a-dia.</text:p>
      <text:p text:style-name="P3">O projeto foi importante pois força o aluno a ir procurar informações em outras esferas de conhecimento e não ficar preso somente na matéria ministrada no curso.</text:p>
      <text:p text:style-name="P1"><text:tab/>Foi possível perceber que o conhecimento adquirido na matéria não somente será importante com também é imprescindível para que você saiba resolver diversos problemas que podem surgir em alguma parte da sua vida profiss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16:51.861320231</meta:creation-date>
    <dc:date>2017-11-29T22:09:37.140633778</dc:date>
    <meta:editing-duration>PT8M23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7" meta:paragraph-count="225" meta:word-count="1313" meta:character-count="9024" meta:non-whitespace-character-count="7260"/>
  </office:meta>
</office:document-meta>
</file>